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cm" fo:margin-bottom="0.499cm" loext:contextual-spacing="false" fo:text-indent="0cm" style:auto-text-indent="false"/>
      <style:text-properties fo:language="en" fo:country="US"/>
    </style:style>
    <style:style style:name="P2"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fo:language="en" fo:country="US"/>
    </style:style>
    <style:style style:name="P3" style:family="paragraph" style:parent-style-name="Preformatted_20_Text">
      <style:paragraph-properties fo:margin-left="0cm" fo:margin-right="0cm" fo:margin-top="0cm" fo:margin-bottom="0.499cm" loext:contextual-spacing="false" fo:text-indent="0cm" style:auto-text-indent="false"/>
      <style:text-properties fo:color="#000000" fo:language="en" fo:country="US"/>
    </style:style>
    <style:style style:name="P4" style:family="paragraph" style:parent-style-name="Preformatted_20_Text">
      <style:paragraph-properties fo:margin-left="0cm" fo:margin-right="0cm" fo:margin-top="0cm" fo:margin-bottom="0.499cm" loext:contextual-spacing="false" fo:text-indent="0cm" style:auto-text-indent="false"/>
      <style:text-properties fo:color="#000000" fo:language="en" fo:country="US" officeooo:paragraph-rsid="001c24c7"/>
    </style:style>
    <style:style style:name="P5" style:family="paragraph" style:parent-style-name="Preformatted_20_Text">
      <style:paragraph-properties fo:margin-left="0cm" fo:margin-right="0cm" fo:margin-top="0cm" fo:margin-bottom="0.499cm" loext:contextual-spacing="false" fo:text-indent="0cm" style:auto-text-indent="false"/>
      <style:text-properties fo:color="#606060" fo:language="en" fo:country="US"/>
    </style:style>
    <style:style style:name="P6" style:family="paragraph" style:parent-style-name="Preformatted_20_Text">
      <style:paragraph-properties fo:margin-left="0cm" fo:margin-right="0cm" fo:margin-top="0cm" fo:margin-bottom="0.499cm" loext:contextual-spacing="false" fo:text-indent="0cm" style:auto-text-indent="false"/>
      <style:text-properties officeooo:paragraph-rsid="001bb4dd"/>
    </style:style>
    <style:style style:name="P7" style:family="paragraph" style:parent-style-name="Preformatted_20_Text">
      <style:paragraph-properties fo:margin-left="0cm" fo:margin-right="0cm" fo:margin-top="0cm" fo:margin-bottom="0cm" loext:contextual-spacing="false" fo:text-indent="0cm" style:auto-text-indent="false"/>
      <style:text-properties fo:language="en" fo:country="US"/>
    </style:style>
    <style:style style:name="P8" style:family="paragraph" style:parent-style-name="Preformatted_20_Text">
      <style:paragraph-properties fo:margin-left="0cm" fo:margin-right="0cm" fo:margin-top="0cm" fo:margin-bottom="0cm" loext:contextual-spacing="false" fo:text-indent="0cm" style:auto-text-indent="false"/>
      <style:text-properties fo:language="en" fo:country="US" officeooo:paragraph-rsid="001e729a"/>
    </style:style>
    <style:style style:name="P9" style:family="paragraph" style:parent-style-name="Preformatted_20_Text">
      <style:paragraph-properties fo:margin-left="0cm" fo:margin-right="0cm" fo:margin-top="0cm" fo:margin-bottom="0cm" loext:contextual-spacing="false" fo:text-indent="0cm" style:auto-text-indent="false"/>
      <style:text-properties fo:language="en" fo:country="US" officeooo:rsid="002c697e" officeooo:paragraph-rsid="002c697e"/>
    </style:style>
    <style:style style:name="P10" style:family="paragraph" style:parent-style-name="Preformatted_20_Text">
      <style:paragraph-properties fo:margin-left="0cm" fo:margin-right="0cm" fo:margin-top="0cm" fo:margin-bottom="0cm" loext:contextual-spacing="false" fo:text-indent="0cm" style:auto-text-indent="false"/>
      <style:text-properties fo:language="en" fo:country="US" officeooo:rsid="002c697e" officeooo:paragraph-rsid="002d5af6"/>
    </style:style>
    <style:style style:name="P11" style:family="paragraph" style:parent-style-name="Preformatted_20_Text">
      <style:paragraph-properties fo:margin-left="0cm" fo:margin-right="0cm" fo:margin-top="0cm" fo:margin-bottom="0cm" loext:contextual-spacing="false" fo:text-indent="0cm" style:auto-text-indent="false"/>
      <style:text-properties fo:language="en" fo:country="US" officeooo:paragraph-rsid="002c697e"/>
    </style:style>
    <style:style style:name="P12" style:family="paragraph" style:parent-style-name="Preformatted_20_Text">
      <style:paragraph-properties fo:margin-left="0cm" fo:margin-right="0cm" fo:margin-top="0cm" fo:margin-bottom="0cm" loext:contextual-spacing="false" fo:text-indent="0cm" style:auto-text-indent="false"/>
      <style:text-properties fo:color="#0000cc" fo:language="en" fo:country="US" fo:font-weight="bold"/>
    </style:style>
    <style:style style:name="P13" style:family="paragraph" style:parent-style-name="Preformatted_20_Text">
      <style:paragraph-properties fo:margin-left="0cm" fo:margin-right="0cm" fo:margin-top="0cm" fo:margin-bottom="0cm" loext:contextual-spacing="false" fo:text-indent="0cm" style:auto-text-indent="false"/>
      <style:text-properties fo:color="#0000cc" fo:language="en" fo:country="US" fo:font-weight="bold" officeooo:paragraph-rsid="00204cd3"/>
    </style:style>
    <style:style style:name="P14" style:family="paragraph" style:parent-style-name="Preformatted_20_Text">
      <style:paragraph-properties fo:margin-left="0cm" fo:margin-right="0cm" fo:margin-top="0cm" fo:margin-bottom="0cm" loext:contextual-spacing="false" fo:text-indent="0cm" style:auto-text-indent="false"/>
      <style:text-properties fo:color="#000000" fo:language="en" fo:country="US" officeooo:rsid="001e729a" officeooo:paragraph-rsid="001e729a"/>
    </style:style>
    <style:style style:name="P15" style:family="paragraph" style:parent-style-name="Preformatted_20_Text">
      <style:paragraph-properties fo:margin-left="0cm" fo:margin-right="0cm" fo:margin-top="0cm" fo:margin-bottom="0cm" loext:contextual-spacing="false" fo:text-indent="0cm" style:auto-text-indent="false"/>
      <style:text-properties fo:color="#000000" fo:language="en" fo:country="US" officeooo:rsid="002c697e" officeooo:paragraph-rsid="002c697e"/>
    </style:style>
    <style:style style:name="P16" style:family="paragraph" style:parent-style-name="Preformatted_20_Text">
      <style:paragraph-properties fo:margin-left="0cm" fo:margin-right="0cm" fo:margin-top="0cm" fo:margin-bottom="0cm" loext:contextual-spacing="false" fo:text-indent="0cm" style:auto-text-indent="false"/>
      <style:text-properties fo:color="#000000" style:font-name="Liberation Mono" fo:font-size="10pt" fo:language="en" fo:country="US" fo:font-weight="normal" officeooo:rsid="002a7626" officeooo:paragraph-rsid="00243e7c" style:font-name-asian="Noto Sans Mono CJK SC" style:font-size-asian="10pt" style:font-weight-asian="normal" style:font-name-complex="Liberation Mono" style:font-size-complex="10pt" style:font-weight-complex="normal"/>
    </style:style>
    <style:style style:name="P17" style:family="paragraph" style:parent-style-name="Preformatted_20_Text">
      <style:paragraph-properties fo:margin-left="0cm" fo:margin-right="0cm" fo:margin-top="0cm" fo:margin-bottom="0cm" loext:contextual-spacing="false" fo:text-indent="0cm" style:auto-text-indent="false"/>
      <style:text-properties officeooo:paragraph-rsid="002d5af6"/>
    </style:style>
    <style:style style:name="P18" style:family="paragraph" style:parent-style-name="Preformatted_20_Text">
      <style:paragraph-properties fo:margin-left="0cm" fo:margin-right="0cm" fo:margin-top="0cm" fo:margin-bottom="0cm" loext:contextual-spacing="false" fo:text-indent="0cm" style:auto-text-indent="false"/>
      <style:text-properties officeooo:paragraph-rsid="002d77cf"/>
    </style:style>
    <style:style style:name="P19" style:family="paragraph" style:parent-style-name="Preformatted_20_Text">
      <style:paragraph-properties fo:margin-left="0cm" fo:margin-right="0cm" fo:margin-top="0cm" fo:margin-bottom="0cm" loext:contextual-spacing="false" fo:text-indent="0cm" style:auto-text-indent="false"/>
      <style:text-properties officeooo:paragraph-rsid="00317408"/>
    </style:style>
    <style:style style:name="P20" style:family="paragraph" style:parent-style-name="Preformatted_20_Text">
      <style:paragraph-properties fo:margin-left="0cm" fo:margin-right="0cm" fo:margin-top="0cm" fo:margin-bottom="0cm" loext:contextual-spacing="false" fo:text-indent="0cm" style:auto-text-indent="false"/>
      <style:text-properties style:text-underline-style="solid" style:text-underline-width="auto" style:text-underline-color="font-color" officeooo:paragraph-rsid="002d5af6"/>
    </style:style>
    <style:style style:name="P21" style:family="paragraph" style:parent-style-name="Standard">
      <style:text-properties fo:language="en" fo:country="US"/>
    </style:style>
    <style:style style:name="P22" style:family="paragraph" style:parent-style-name="Preformatted_20_Text">
      <style:paragraph-properties fo:margin-top="0cm" fo:margin-bottom="0.499cm" loext:contextual-spacing="false"/>
      <style:text-properties fo:language="en" fo:country="US" officeooo:rsid="002c697e"/>
    </style:style>
    <style:style style:name="P23" style:family="paragraph" style:parent-style-name="Preformatted_20_Text">
      <style:paragraph-properties fo:margin-left="0cm" fo:margin-right="0cm" fo:margin-top="0cm" fo:margin-bottom="0cm" loext:contextual-spacing="false" fo:text-indent="0cm" style:auto-text-indent="false"/>
      <style:text-properties fo:color="#606060"/>
    </style:style>
    <style:style style:name="P24" style:family="paragraph" style:parent-style-name="Preformatted_20_Text">
      <style:paragraph-properties fo:margin-left="0cm" fo:margin-right="0cm" fo:margin-top="0cm" fo:margin-bottom="0cm" loext:contextual-spacing="false" fo:text-indent="0cm" style:auto-text-indent="false"/>
      <style:text-properties officeooo:paragraph-rsid="002c697e"/>
    </style:style>
    <style:style style:name="T1" style:family="text">
      <style:text-properties fo:color="#000000"/>
    </style:style>
    <style:style style:name="T2" style:family="text">
      <style:text-properties fo:color="#000000" officeooo:rsid="0017ccee"/>
    </style:style>
    <style:style style:name="T3" style:family="text">
      <style:text-properties fo:color="#000000" style:font-name="Liberation Mono" fo:font-size="10pt" officeooo:rsid="0017ccee" style:font-name-asian="Noto Sans Mono CJK SC" style:font-size-asian="10pt" style:font-name-complex="Liberation Mono" style:font-size-complex="10pt"/>
    </style:style>
    <style:style style:name="T4" style:family="text">
      <style:text-properties fo:color="#000000" style:font-name="Liberation Mono" fo:font-size="10pt" fo:language="en" fo:country="US" fo:font-weight="normal" officeooo:rsid="00204cd3" style:font-name-asian="Noto Sans Mono CJK SC" style:font-size-asian="10pt" style:font-weight-asian="normal" style:font-name-complex="Liberation Mono" style:font-size-complex="10pt" style:font-weight-complex="normal"/>
    </style:style>
    <style:style style:name="T5" style:family="text">
      <style:text-properties fo:color="#000000" style:font-name="Liberation Mono" fo:font-size="10pt" fo:language="en" fo:country="US" fo:font-weight="normal" officeooo:rsid="00221647" style:font-name-asian="Noto Sans Mono CJK SC" style:font-size-asian="10pt" style:font-weight-asian="normal" style:font-name-complex="Liberation Mono" style:font-size-complex="10pt" style:font-weight-complex="normal"/>
    </style:style>
    <style:style style:name="T6" style:family="text">
      <style:text-properties fo:color="#000000" style:font-name="Liberation Mono" fo:font-size="10pt" fo:language="en" fo:country="US" fo:font-weight="normal" officeooo:rsid="002339f6" style:font-name-asian="Noto Sans Mono CJK SC" style:font-size-asian="10pt" style:font-weight-asian="normal" style:font-name-complex="Liberation Mono" style:font-size-complex="10pt" style:font-weight-complex="normal"/>
    </style:style>
    <style:style style:name="T7" style:family="text">
      <style:text-properties fo:color="#000000" style:font-name="Liberation Mono" fo:font-size="10pt" fo:language="en" fo:country="US" fo:font-weight="normal" officeooo:rsid="00243e7c" style:font-name-asian="Noto Sans Mono CJK SC" style:font-size-asian="10pt" style:font-weight-asian="normal" style:font-name-complex="Liberation Mono" style:font-size-complex="10pt" style:font-weight-complex="normal"/>
    </style:style>
    <style:style style:name="T8" style:family="text">
      <style:text-properties fo:color="#000000" style:font-name="Liberation Mono" fo:font-size="10pt" fo:language="en" fo:country="US" fo:font-weight="normal" officeooo:rsid="002655b7" style:font-name-asian="Noto Sans Mono CJK SC" style:font-size-asian="10pt" style:font-weight-asian="normal" style:font-name-complex="Liberation Mono" style:font-size-complex="10pt" style:font-weight-complex="normal"/>
    </style:style>
    <style:style style:name="T9" style:family="text">
      <style:text-properties fo:color="#000000" style:font-name="Liberation Mono" fo:font-size="10pt" fo:language="en" fo:country="US" fo:font-weight="normal" officeooo:rsid="00280706" style:font-name-asian="Noto Sans Mono CJK SC" style:font-size-asian="10pt" style:font-weight-asian="normal" style:font-name-complex="Liberation Mono" style:font-size-complex="10pt" style:font-weight-complex="normal"/>
    </style:style>
    <style:style style:name="T10" style:family="text">
      <style:text-properties fo:color="#000000" style:font-name="Liberation Mono" fo:font-size="10pt" fo:language="en" fo:country="US" fo:font-weight="normal" officeooo:rsid="0028fcb6" style:font-name-asian="Noto Sans Mono CJK SC" style:font-size-asian="10pt" style:font-weight-asian="normal" style:font-name-complex="Liberation Mono" style:font-size-complex="10pt" style:font-weight-complex="normal"/>
    </style:style>
    <style:style style:name="T11" style:family="text">
      <style:text-properties fo:color="#000000" style:font-name="Liberation Mono" fo:font-size="10pt" fo:language="en" fo:country="US" fo:font-weight="normal" officeooo:rsid="0029edf9" style:font-name-asian="Noto Sans Mono CJK SC" style:font-size-asian="10pt" style:font-weight-asian="normal" style:font-name-complex="Liberation Mono" style:font-size-complex="10pt" style:font-weight-complex="normal"/>
    </style:style>
    <style:style style:name="T12" style:family="text">
      <style:text-properties fo:color="#000000" style:font-name="Liberation Mono" fo:font-size="10pt" fo:language="en" fo:country="US" fo:font-weight="normal" officeooo:rsid="002a7626" style:font-name-asian="Noto Sans Mono CJK SC" style:font-size-asian="10pt" style:font-weight-asian="normal" style:font-name-complex="Liberation Mono" style:font-size-complex="10pt" style:font-weight-complex="normal"/>
    </style:style>
    <style:style style:name="T13" style:family="text">
      <style:text-properties fo:color="#000000" style:font-name="Liberation Mono" fo:font-size="10pt" fo:language="en" fo:country="US" fo:font-weight="normal" officeooo:rsid="002df09a" style:font-name-asian="Noto Sans Mono CJK SC" style:font-size-asian="10pt" style:font-weight-asian="normal" style:font-name-complex="Liberation Mono" style:font-size-complex="10pt" style:font-weight-complex="normal"/>
    </style:style>
    <style:style style:name="T14" style:family="text">
      <style:text-properties fo:color="#000000" style:font-name="Liberation Mono" fo:font-size="10pt" fo:language="en" fo:country="US" fo:font-weight="normal" officeooo:rsid="00317408" style:font-name-asian="Noto Sans Mono CJK SC" style:font-size-asian="10pt" style:font-weight-asian="normal" style:font-name-complex="Liberation Mono" style:font-size-complex="10pt" style:font-weight-complex="normal"/>
    </style:style>
    <style:style style:name="T15" style:family="text">
      <style:text-properties fo:color="#000000" style:font-name="Liberation Mono" fo:font-size="10pt" fo:language="en" fo:country="US" fo:font-weight="normal" officeooo:rsid="0032f002" style:font-name-asian="Noto Sans Mono CJK SC" style:font-size-asian="10pt" style:font-weight-asian="normal" style:font-name-complex="Liberation Mono" style:font-size-complex="10pt" style:font-weight-complex="normal"/>
    </style:style>
    <style:style style:name="T16" style:family="text">
      <style:text-properties fo:color="#000000" style:font-name="Liberation Mono" fo:font-size="10pt" fo:language="en" fo:country="US" fo:font-weight="normal" officeooo:rsid="0033d809" style:font-name-asian="Noto Sans Mono CJK SC" style:font-size-asian="10pt" style:font-weight-asian="normal" style:font-name-complex="Liberation Mono" style:font-size-complex="10pt" style:font-weight-complex="normal"/>
    </style:style>
    <style:style style:name="T17" style:family="text">
      <style:text-properties fo:color="#000000" style:font-name="Liberation Mono" fo:font-size="10pt" fo:language="en" fo:country="US" fo:font-weight="normal" officeooo:rsid="00343318" style:font-name-asian="Noto Sans Mono CJK SC" style:font-size-asian="10pt" style:font-weight-asian="normal" style:font-name-complex="Liberation Mono" style:font-size-complex="10pt" style:font-weight-complex="normal"/>
    </style:style>
    <style:style style:name="T18" style:family="text">
      <style:text-properties fo:color="#000000" style:font-name="Liberation Mono" fo:font-size="10pt" fo:language="en" fo:country="US" officeooo:rsid="00314d16" style:font-name-asian="Noto Sans Mono CJK SC" style:font-size-asian="10pt" style:font-name-complex="Liberation Mono" style:font-size-complex="10pt"/>
    </style:style>
    <style:style style:name="T19" style:family="text">
      <style:text-properties fo:color="#000000" style:font-name="Liberation Mono" fo:font-size="10pt" fo:language="en" fo:country="US" style:text-underline-style="solid" style:text-underline-width="auto" style:text-underline-color="font-color" fo:font-weight="normal" officeooo:rsid="002655b7" style:font-name-asian="Noto Sans Mono CJK SC" style:font-size-asian="10pt" style:font-weight-asian="normal" style:font-name-complex="Liberation Mono" style:font-size-complex="10pt" style:font-weight-complex="normal"/>
    </style:style>
    <style:style style:name="T20" style:family="text">
      <style:text-properties fo:color="#000000" style:font-name="Liberation Mono" fo:font-size="10pt" fo:language="en" fo:country="US" style:text-underline-style="solid" style:text-underline-width="auto" style:text-underline-color="font-color" fo:font-weight="normal" officeooo:rsid="0033d809" style:font-name-asian="Noto Sans Mono CJK SC" style:font-size-asian="10pt" style:font-weight-asian="normal" style:font-name-complex="Liberation Mono" style:font-size-complex="10pt" style:font-weight-complex="normal"/>
    </style:style>
    <style:style style:name="T21" style:family="text">
      <style:text-properties fo:color="#000000" style:font-name="Liberation Mono" fo:font-size="10pt" fo:language="en" fo:country="US" fo:font-style="normal" style:text-underline-style="solid" style:text-underline-width="auto" style:text-underline-color="font-color" fo:font-weight="normal" officeooo:rsid="002df09a" style:font-name-asian="Noto Sans Mono CJK SC" style:font-size-asian="10pt" style:font-style-asian="normal" style:font-weight-asian="normal" style:font-name-complex="Liberation Mono" style:font-size-complex="10pt" style:font-style-complex="normal" style:font-weight-complex="normal"/>
    </style:style>
    <style:style style:name="T22" style:family="text">
      <style:text-properties fo:color="#000000" style:font-name="Liberation Mono" fo:font-size="10pt" fo:language="en" fo:country="US" fo:font-style="normal" style:text-underline-style="solid" style:text-underline-width="auto" style:text-underline-color="font-color" fo:font-weight="normal" officeooo:rsid="002655b7" style:font-name-asian="Noto Sans Mono CJK SC" style:font-size-asian="10pt" style:font-style-asian="normal" style:font-weight-asian="normal" style:font-name-complex="Liberation Mono" style:font-size-complex="10pt" style:font-style-complex="normal" style:font-weight-complex="normal"/>
    </style:style>
    <style:style style:name="T23" style:family="text">
      <style:text-properties fo:color="#000000" style:font-name="Liberation Mono" fo:font-size="10pt" fo:language="en" fo:country="US" fo:font-style="normal" style:text-underline-style="solid" style:text-underline-width="auto" style:text-underline-color="font-color" fo:font-weight="normal" officeooo:rsid="0033d809" style:font-name-asian="Noto Sans Mono CJK SC" style:font-size-asian="10pt" style:font-style-asian="normal" style:font-weight-asian="normal" style:font-name-complex="Liberation Mono" style:font-size-complex="10pt" style:font-style-complex="normal" style:font-weight-complex="normal"/>
    </style:style>
    <style:style style:name="T24" style:family="text">
      <style:text-properties fo:color="#000000" style:font-name="Liberation Mono" fo:font-size="10pt" fo:language="en" fo:country="US" fo:font-style="normal" style:text-underline-style="none" fo:font-weight="normal" officeooo:rsid="002df09a" style:font-name-asian="Noto Sans Mono CJK SC" style:font-size-asian="10pt" style:font-style-asian="normal" style:font-weight-asian="normal" style:font-name-complex="Liberation Mono" style:font-size-complex="10pt" style:font-style-complex="normal" style:font-weight-complex="normal"/>
    </style:style>
    <style:style style:name="T25" style:family="text">
      <style:text-properties fo:color="#000000" style:font-name="Liberation Mono" fo:font-size="10pt" fo:language="en" fo:country="US" fo:font-style="normal" style:text-underline-style="none" fo:font-weight="normal" officeooo:rsid="002655b7" style:font-name-asian="Noto Sans Mono CJK SC" style:font-size-asian="10pt" style:font-style-asian="normal" style:font-weight-asian="normal" style:font-name-complex="Liberation Mono" style:font-size-complex="10pt" style:font-style-complex="normal" style:font-weight-complex="normal"/>
    </style:style>
    <style:style style:name="T26" style:family="text">
      <style:text-properties fo:color="#000000" style:font-name="Liberation Mono" fo:font-size="10pt" fo:language="en" fo:country="US" fo:font-style="normal" style:text-underline-style="none" fo:font-weight="normal" officeooo:rsid="0033d809" style:font-name-asian="Noto Sans Mono CJK SC" style:font-size-asian="10pt" style:font-style-asian="normal" style:font-weight-asian="normal" style:font-name-complex="Liberation Mono" style:font-size-complex="10pt" style:font-style-complex="normal" style:font-weight-complex="normal"/>
    </style:style>
    <style:style style:name="T27" style:family="text">
      <style:text-properties fo:color="#000000" style:font-name="Liberation Mono" fo:font-size="10pt" fo:language="en" fo:country="US" style:text-underline-style="none" officeooo:rsid="002df09a" style:font-name-asian="Noto Sans Mono CJK SC" style:font-size-asian="10pt" style:font-name-complex="Liberation Mono" style:font-size-complex="10pt"/>
    </style:style>
    <style:style style:name="T28" style:family="text">
      <style:text-properties fo:color="#000000" style:font-name="Liberation Mono" fo:font-size="10pt" fo:language="en" fo:country="US" style:text-underline-style="none" officeooo:rsid="002d77cf" style:font-name-asian="Noto Sans Mono CJK SC" style:font-size-asian="10pt" style:font-name-complex="Liberation Mono" style:font-size-complex="10pt"/>
    </style:style>
    <style:style style:name="T29" style:family="text">
      <style:text-properties fo:color="#000000" style:font-name="Liberation Mono" fo:font-size="10pt" fo:language="en" fo:country="US" style:text-underline-style="none" officeooo:rsid="0033d809" style:font-name-asian="Noto Sans Mono CJK SC" style:font-size-asian="10pt" style:font-name-complex="Liberation Mono" style:font-size-complex="10pt"/>
    </style:style>
    <style:style style:name="T30" style:family="text">
      <style:text-properties fo:color="#000000" style:font-name="Liberation Mono" fo:font-size="10pt" fo:language="en" fo:country="US" style:text-underline-style="none" officeooo:rsid="002d5af6" style:font-name-asian="Noto Sans Mono CJK SC" style:font-size-asian="10pt" style:font-name-complex="Liberation Mono" style:font-size-complex="10pt"/>
    </style:style>
    <style:style style:name="T31" style:family="text">
      <style:text-properties fo:color="#000000" style:font-name="Liberation Mono" fo:font-size="10pt" fo:language="en" fo:country="US" style:text-underline-style="none" officeooo:rsid="00317408" style:font-name-asian="Noto Sans Mono CJK SC" style:font-size-asian="10pt" style:font-name-complex="Liberation Mono" style:font-size-complex="10pt"/>
    </style:style>
    <style:style style:name="T32" style:family="text">
      <style:text-properties fo:color="#000000" style:font-name="Liberation Mono" fo:font-size="10pt" fo:language="en" fo:country="US" style:text-underline-style="none" fo:font-weight="normal" officeooo:rsid="002a7626" style:font-name-asian="Noto Sans Mono CJK SC" style:font-size-asian="10pt" style:font-weight-asian="normal" style:font-name-complex="Liberation Mono" style:font-size-complex="10pt" style:font-weight-complex="normal"/>
    </style:style>
    <style:style style:name="T33" style:family="text">
      <style:text-properties fo:color="#000000" style:font-name="Liberation Mono" fo:font-size="10pt" fo:language="en" fo:country="US" style:text-underline-style="none" fo:font-weight="normal" officeooo:rsid="0033d809" style:font-name-asian="Noto Sans Mono CJK SC" style:font-size-asian="10pt" style:font-weight-asian="normal" style:font-name-complex="Liberation Mono" style:font-size-complex="10pt" style:font-weight-complex="normal"/>
    </style:style>
    <style:style style:name="T34" style:family="text">
      <style:text-properties fo:color="#000000" style:font-name="Liberation Mono" fo:font-size="10pt" fo:language="en" fo:country="US" style:text-underline-style="none" fo:font-weight="normal" officeooo:rsid="002655b7" style:font-name-asian="Noto Sans Mono CJK SC" style:font-size-asian="10pt" style:font-weight-asian="normal" style:font-name-complex="Liberation Mono" style:font-size-complex="10pt" style:font-weight-complex="normal"/>
    </style:style>
    <style:style style:name="T35" style:family="text">
      <style:text-properties fo:color="#000000" fo:language="en" fo:country="US"/>
    </style:style>
    <style:style style:name="T36" style:family="text">
      <style:text-properties fo:color="#000000" fo:language="en" fo:country="US" officeooo:rsid="001a7145"/>
    </style:style>
    <style:style style:name="T37" style:family="text">
      <style:text-properties fo:color="#000000" fo:language="en" fo:country="US" officeooo:rsid="00314d16"/>
    </style:style>
    <style:style style:name="T38" style:family="text">
      <style:text-properties fo:color="#000000" fo:language="en" fo:country="US" style:text-underline-style="none" officeooo:rsid="002d5af6"/>
    </style:style>
    <style:style style:name="T39" style:family="text">
      <style:text-properties fo:color="#000000" fo:language="en" fo:country="US" style:text-underline-style="none" officeooo:rsid="002d77cf"/>
    </style:style>
    <style:style style:name="T40" style:family="text">
      <style:text-properties fo:color="#000000" fo:language="en" fo:country="US" style:text-underline-style="none" officeooo:rsid="002c697e"/>
    </style:style>
    <style:style style:name="T41" style:family="text">
      <style:text-properties fo:color="#000000" fo:language="en" fo:country="US" fo:font-weight="bold" officeooo:rsid="002c697e" style:font-weight-asian="bold" style:font-weight-complex="bold"/>
    </style:style>
    <style:style style:name="T42" style:family="text">
      <style:text-properties fo:color="#000000" officeooo:rsid="002c697e"/>
    </style:style>
    <style:style style:name="T43" style:family="text">
      <style:text-properties fo:color="#000000" officeooo:rsid="002d5af6"/>
    </style:style>
    <style:style style:name="T44" style:family="text">
      <style:text-properties fo:color="#000000" fo:font-weight="bold" style:font-weight-asian="bold" style:font-weight-complex="bold"/>
    </style:style>
    <style:style style:name="T45" style:family="text">
      <style:text-properties fo:color="#800000"/>
    </style:style>
    <style:style style:name="T46" style:family="text">
      <style:text-properties fo:color="#0000cc"/>
    </style:style>
    <style:style style:name="T47" style:family="text">
      <style:text-properties fo:color="#0000cc" fo:font-weight="bold"/>
    </style:style>
    <style:style style:name="T48" style:family="text">
      <style:text-properties fo:color="#0000cc" fo:font-weight="bold" officeooo:rsid="002c697e"/>
    </style:style>
    <style:style style:name="T49" style:family="text">
      <style:text-properties fo:language="en" fo:country="US"/>
    </style:style>
    <style:style style:name="T50" style:family="text">
      <style:text-properties fo:language="en" fo:country="US" officeooo:rsid="0025e628"/>
    </style:style>
    <style:style style:name="T51" style:family="text">
      <style:text-properties fo:language="en" fo:country="US" officeooo:rsid="001be66b"/>
    </style:style>
    <style:style style:name="T52" style:family="text">
      <style:text-properties officeooo:rsid="00204cd3"/>
    </style:style>
    <style:style style:name="T53" style:family="text">
      <style:text-properties officeooo:rsid="00314d16"/>
    </style:style>
    <style:style style:name="T54" style:family="text">
      <style:text-properties style:font-name="Liberation Mono" fo:font-size="10pt" fo:language="en" fo:country="US" officeooo:rsid="00314d16" style:font-name-asian="Noto Sans Mono CJK SC" style:font-size-asian="10pt" style:font-name-complex="Liberation Mono" style:font-size-complex="10pt"/>
    </style:style>
    <style:style style:name="T55" style:family="text">
      <style:text-properties officeooo:rsid="00317408"/>
    </style:style>
    <style:style style:name="T56" style:family="text">
      <style:text-properties fo:font-variant="normal" fo:text-transform="none" fo:color="#000000" style:font-name="Liberation Mono" fo:font-size="10pt" fo:letter-spacing="normal" fo:language="en" fo:country="US" fo:font-style="normal" fo:font-weight="normal" officeooo:rsid="002655b7" style:font-name-asian="Noto Sans Mono CJK SC" style:font-size-asian="10pt" style:font-weight-asian="normal" style:font-name-complex="Liberation Mono" style:font-size-complex="10pt" style:font-weight-complex="normal"/>
    </style:style>
    <style:style style:name="T57" style:family="text">
      <style:text-properties fo:font-variant="normal" fo:text-transform="none" fo:color="#000000" style:font-name="Liberation Mono" fo:font-size="10pt" fo:letter-spacing="normal" fo:language="en" fo:country="US" fo:font-style="normal" fo:font-weight="normal" officeooo:rsid="00317408" style:font-name-asian="Noto Sans Mono CJK SC" style:font-size-asian="10pt" style:font-weight-asian="normal" style:font-name-complex="Liberation Mono" style:font-size-complex="10pt" style:font-weight-complex="normal"/>
    </style:style>
    <style:style style:name="T58" style:family="text">
      <style:text-properties officeooo:rsid="0033d809"/>
    </style:style>
    <style:style style:name="T59" style:family="text">
      <style:text-properties fo:color="#606060"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hrough the system overview diagram, in figure </text:span><text:span text:style-name="T45">\ref</text:span><text:span text:style-name="T1">{fig:system_overview}, it is possible to identify the main modules of the system to be developed, and how they interact. We can divide the system into </text:span><text:span text:style-name="T3">three</text:span><text:span text:style-name="T1"> subsystems: the local system, which represents a lamp post</text:span><text:span text:style-name="T2">, the base station, a lamp post that controls a network of street lamp poles,</text:span><text:span text:style-name="T1"> and the remote system, that allows interaction with the system users.</text:span></text:p>
      <text:p text:style-name="P7"><text:span text:style-name="T46">\begin</text:span><text:span text:style-name="T1">{figure}[ht]</text:span></text:p>
      <text:p text:style-name="P7"><text:span text:style-name="T1"><text:s text:c="8"/></text:span><text:span text:style-name="T45">\centering</text:span></text:p>
      <text:p text:style-name="P7"><text:span text:style-name="T1"><text:s text:c="8"/></text:span><text:span text:style-name="T47">\includegraphics</text:span><text:span text:style-name="T1">[width=1</text:span><text:span text:style-name="T45">\textwidth</text:span><text:span text:style-name="T1">]{system_overview}</text:span></text:p>
      <text:p text:style-name="P7"><text:span text:style-name="T1"><text:s text:c="8"/></text:span><text:span text:style-name="T45">\caption</text:span><text:span text:style-name="T1">{System Overview Diagram.}</text:span></text:p>
      <text:p text:style-name="P7"><text:span text:style-name="T1"><text:s text:c="8"/></text:span><text:span text:style-name="T47">\label{fig:system_overview}</text:span></text:p>
      <text:p text:style-name="P1"><text:span text:style-name="T46">\end</text:span><text:span text:style-name="T1">{figure}</text:span></text:p>
      <text:p text:style-name="P6"><text:span text:style-name="T35">The local system is composed of sensors, a controller and a lamp. Regarding the sensors, there will be a motion detector, to allow the detection of movement in the vicinity of the pole, a luminosity sensor, to detect the light conditions of the pole’s surroundings and a LED failure detector to know if the LED lamp is working. </text:span><text:span text:style-name="T36">The base station have the same components as the local system but it includes a camera to </text:span><text:span text:style-name="T18">detect</text:span><text:span text:style-name="T36"> parking spots </text:span><text:span text:style-name="T37">availability</text:span><text:span text:style-name="T36">. </text:span><text:span text:style-name="T49">The controllers of the base station and local systems, </text:span><text:span text:style-name="T51">the </text:span><text:span text:style-name="T49">Raspberry Pi, use the </text:span><text:span text:style-name="T51">sensors </text:span><text:span text:style-name="T49">information and communicate with each other through a Wi-Fi module so that the lights are dynamically turned on. The base station controller also communicates </text:span><text:span text:style-name="T54">through</text:span><text:span text:style-name="T49"> internet with a remote server.</text:span></text:p>
      <text:p text:style-name="P4">The remote system is composed by the remote server and the remote client. The remote server consists of a database that stores all information about each lamp post location and operating status. This information can be accessed through a mobile application by the operator in order to carry out the necessary maintenance of the lamp of each pole. Furthermore, the operator when installing a new lamp post can add its location to the database, using the mobile application. In addition, the database stores information on available parking spaces <text:span text:style-name="T53">detected by the camera</text:span>. When a user, a car driver, wants to know where there are empty parking places, he can access a website that informs him of the location of the empty parking spaces.</text:p>
      <text:p text:style-name="P3">Knowing that the public lighting network is directly related to the electrical network, this will be used to power each local system.</text:p>
      <text:p text:style-name="P12">\section{System Requirements and Constraints}</text:p>
      <text:p text:style-name="P3">In order for the system to have the desired performance, these requirements and constraints must be respected:</text:p>
      <text:p text:style-name="P7"><text:span text:style-name="T47">\subparagraph</text:span><text:span text:style-name="T1">{Functional Requirements}</text:span></text:p>
      <text:p text:style-name="P7"><text:span text:style-name="T46">\begin</text:span><text:span text:style-name="T1">{itemize}</text:span></text:p>
      <text:p text:style-name="P7"><text:span text:style-name="T1"><text:s text:c="8"/></text:span><text:span text:style-name="T45">\item</text:span><text:span text:style-name="T1"> Sensors data acquisition <text:s text:c="25"/></text:span></text:p>
      <text:p text:style-name="P7"><text:span text:style-name="T1"><text:s text:c="8"/></text:span><text:span text:style-name="T45">\item</text:span><text:span text:style-name="T1"> Motion detection</text:span></text:p>
      <text:p text:style-name="P7"><text:span text:style-name="T1"><text:s text:c="8"/></text:span><text:span text:style-name="T45">\item</text:span><text:span text:style-name="T1"> Control of a street lamp</text:span></text:p>
      <text:p text:style-name="P14"><text:tab/>\item Control a network of street poles</text:p>
      <text:p text:style-name="P8"><text:span text:style-name="T1"><text:s text:c="8"/></text:span><text:span text:style-name="T45">\item</text:span><text:span text:style-name="T1"> Wireless communication between local systems and base station</text:span></text:p>
      <text:p text:style-name="P14"><text:tab/>\item Access system information through a mobile application</text:p>
      <text:p text:style-name="P7"><text:span text:style-name="T1"><text:s text:c="8"/></text:span><text:span text:style-name="T45">\item</text:span><text:span text:style-name="T1"> Empty parking spots detection</text:span></text:p>
      <text:p text:style-name="P7"><text:span text:style-name="T1"><text:s text:c="8"/></text:span><text:span text:style-name="T45">\item</text:span><text:span text:style-name="T1"> Manage system information through a mobile application</text:span></text:p>
      <text:p text:style-name="P7"><text:span text:style-name="T1"><text:s text:c="8"/></text:span><text:span text:style-name="T45">\item</text:span><text:span text:style-name="T1"> Add lamp post location through a mobile application</text:span></text:p>
      <text:p text:style-name="P7"><text:span text:style-name="T1"><text:s text:c="8"/></text:span><text:span text:style-name="T45">\item</text:span><text:span text:style-name="T1"> Access available parking spots location through a web site</text:span></text:p>
      <text:p text:style-name="P1"><text:span text:style-name="T46">\end</text:span><text:span text:style-name="T1">{itemize}</text:span></text:p>
      <text:p text:style-name="P7"><text:span text:style-name="T47">\subparagraph</text:span><text:span text:style-name="T1">{Non-Functional Requirements}</text:span></text:p>
      <text:p text:style-name="P7"><text:span text:style-name="T46">\begin</text:span><text:span text:style-name="T1">{itemize}</text:span></text:p>
      <text:p text:style-name="P7"><text:span text:style-name="T1"><text:s text:c="8"/></text:span><text:span text:style-name="T45">\item</text:span><text:span text:style-name="T1"> User friendly mobile application and web site</text:span></text:p>
      <text:p text:style-name="P7"><text:span text:style-name="T1"><text:s text:c="8"/></text:span><text:span text:style-name="T45">\item</text:span><text:span text:style-name="T1"> Ambient luminosity sensing</text:span></text:p>
      <text:p text:style-name="P7"><text:span text:style-name="T1"><text:s text:c="8"/></text:span><text:span text:style-name="T45">\item</text:span><text:span text:style-name="T1"> Lower power consumption than actual street lights</text:span></text:p>
      <text:p text:style-name="P7"><text:soft-page-break/><text:span text:style-name="T1"><text:s text:c="8"/></text:span><text:span text:style-name="T45">\item</text:span><text:span text:style-name="T1"> Soft Real-Time Embedded System</text:span></text:p>
      <text:p text:style-name="P1"><text:span text:style-name="T46">\end</text:span><text:span text:style-name="T1">{itemize}</text:span></text:p>
      <text:p text:style-name="P7"><text:span text:style-name="T47">\subparagraph</text:span><text:span text:style-name="T1">{Technical Constraints}</text:span></text:p>
      <text:p text:style-name="P7"><text:span text:style-name="T46">\begin</text:span><text:span text:style-name="T1">{itemize}</text:span></text:p>
      <text:p text:style-name="P7"><text:span text:style-name="T1"><text:s text:c="8"/></text:span><text:span text:style-name="T45">\item</text:span><text:span text:style-name="T1"> Buildroot</text:span></text:p>
      <text:p text:style-name="P7"><text:span text:style-name="T1"><text:s text:c="8"/></text:span><text:span text:style-name="T45">\item</text:span><text:span text:style-name="T1"> C and C++ </text:span></text:p>
      <text:p text:style-name="P7"><text:span text:style-name="T1"><text:s text:c="8"/></text:span><text:span text:style-name="T45">\item</text:span><text:span text:style-name="T1"> Device Drivers</text:span></text:p>
      <text:p text:style-name="P7"><text:span text:style-name="T1"><text:s text:c="8"/></text:span><text:span text:style-name="T45">\item</text:span><text:span text:style-name="T1"> Linux</text:span></text:p>
      <text:p text:style-name="P7"><text:span text:style-name="T1"><text:s text:c="8"/></text:span><text:span text:style-name="T45">\item</text:span><text:span text:style-name="T1"> Raspberry Pi</text:span></text:p>
      <text:p text:style-name="P7"><text:span text:style-name="T1"><text:s text:c="8"/></text:span><text:span text:style-name="T45">\item</text:span><text:span text:style-name="T1"> </text:span><text:span text:style-name="T45">\ac</text:span><text:span text:style-name="T1">{cps}</text:span></text:p>
      <text:p text:style-name="P7"><text:span text:style-name="T1"><text:s text:c="8"/></text:span><text:span text:style-name="T45">\item</text:span><text:span text:style-name="T1"> Makefiles</text:span></text:p>
      <text:p text:style-name="P7"><text:span text:style-name="T1"><text:s text:c="8"/></text:span><text:span text:style-name="T45">\item</text:span><text:span text:style-name="T1"> Pthreads</text:span></text:p>
      <text:p text:style-name="P1"><text:span text:style-name="T46">\end</text:span><text:span text:style-name="T1">{itemize}</text:span></text:p>
      <text:p text:style-name="P7"><text:span text:style-name="T47">\subparagraph</text:span><text:span text:style-name="T1">{Non-Technical Constraints}</text:span></text:p>
      <text:p text:style-name="P7"><text:span text:style-name="T46">\begin</text:span><text:span text:style-name="T1">{itemize}</text:span></text:p>
      <text:p text:style-name="P7"><text:span text:style-name="T1"><text:s text:c="8"/></text:span><text:span text:style-name="T45">\item</text:span><text:span text:style-name="T1"> Two members team</text:span></text:p>
      <text:p text:style-name="P7"><text:span text:style-name="T1"><text:s text:c="8"/></text:span><text:span text:style-name="T45">\item</text:span><text:span text:style-name="T1"> Project deadline at the end of the semester</text:span></text:p>
      <text:p text:style-name="P7"><text:span text:style-name="T1"><text:s text:c="8"/></text:span><text:span text:style-name="T45">\item</text:span><text:span text:style-name="T1"> Low budget</text:span></text:p>
      <text:p text:style-name="P1"><text:span text:style-name="T46">\end</text:span><text:span text:style-name="T1">{itemize}</text:span></text:p>
      <text:p text:style-name="P12">\section{System Architecture}</text:p>
      <text:p text:style-name="P3">Using the system overview diagram information, one can describe the system in two different architectures. Hardware architecture, as how the hardware modules interfaces with itself, what are the physical components of the system, and software architecture, which details how the information is processed among different software layers. <text:span text:style-name="T53">In this section, it will only be referenced the architectures of the base station, </text:span><text:span text:style-name="T55">since </text:span><text:span text:style-name="T53">the local system </text:span><text:span text:style-name="T55">architecture is similar, as seen previously. </text:span></text:p>
      <text:p text:style-name="P12">\subsection{Hardware Architecture}</text:p>
      <text:p text:style-name="P7"><text:span text:style-name="T1">In figure </text:span><text:span text:style-name="T45">\ref</text:span><text:span text:style-name="T1">{fig:hw_arch}, one can see the diagram that represents the physical connections of the system. The Raspberry Pi is the main component in the system, processing all the information given by the sensors, via </text:span><text:span text:style-name="T45">\ac</text:span><text:span text:style-name="T1">{gpio} pins and </text:span><text:span text:style-name="T45">\ac</text:span><text:span text:style-name="T1">{csi} for the camera. The communication with the Wi-Fi module is straightforward since its built-in into the Raspberry-Pi.</text:span></text:p>
      <text:p text:style-name="P5">%, and also controlling the \ac{led} lamp brightness. </text:p>
      <text:p text:style-name="P3">The power of all system components comes from the power grid and, through an AC/DC converter, will power the Raspberry Pi and its associated sensors.</text:p>
      <text:p text:style-name="P1"><text:span text:style-name="T1">In order to power the lamp and at the same time control its brightness, a driver is used, taking the controller output, a </text:span><text:span text:style-name="T45">\ac</text:span><text:span text:style-name="T1">{pwm} signal, and system power as inputs. </text:span></text:p>
      <text:p text:style-name="P7"><text:span text:style-name="T46">\begin</text:span><text:span text:style-name="T1">{figure}[ht]</text:span></text:p>
      <text:p text:style-name="P7"><text:span text:style-name="T1"><text:s text:c="8"/></text:span><text:span text:style-name="T45">\centering</text:span></text:p>
      <text:p text:style-name="P7"><text:span text:style-name="T1"><text:s text:c="8"/></text:span><text:span text:style-name="T47">\includegraphics</text:span><text:span text:style-name="T1">[width=1</text:span><text:span text:style-name="T45">\textwidth</text:span><text:span text:style-name="T1">]{hw_arch}</text:span></text:p>
      <text:p text:style-name="P7"><text:span text:style-name="T1"><text:s text:c="8"/></text:span><text:span text:style-name="T45">\caption</text:span><text:span text:style-name="T1">{Hardware Architecture Diagram.}</text:span></text:p>
      <text:p text:style-name="P7"><text:span text:style-name="T1"><text:s text:c="8"/></text:span><text:span text:style-name="T47">\label{fig:hw_arch}</text:span></text:p>
      <text:p text:style-name="P1"><text:span text:style-name="T46">\end</text:span><text:span text:style-name="T1">{figure}</text:span></text:p>
      <text:p text:style-name="P12">\subsection{Software Architecture}</text:p>
      <text:p text:style-name="P3">The software architecture is divided into three layers:</text:p>
      <text:p text:style-name="P7"><text:span text:style-name="T46">\begin</text:span><text:span text:style-name="T1">{itemize}</text:span></text:p>
      <text:p text:style-name="P7"><text:span text:style-name="T1"><text:s text:c="8"/></text:span><text:span text:style-name="T45">\item</text:span><text:span text:style-name="T1"> The </text:span><text:span text:style-name="T45">\textbf</text:span><text:span text:style-name="T1">{Operating System} layer, which is composed by the Operating System drivers and Board Support Packages;</text:span></text:p>
      <text:p text:style-name="P7"><text:soft-page-break/><text:span text:style-name="T1"><text:s text:c="8"/></text:span><text:span text:style-name="T45">\item</text:span><text:span text:style-name="T1"> The </text:span><text:span text:style-name="T45">\textbf</text:span><text:span text:style-name="T1">{Middleware} layer, which includes software for abstracting the lower level layer packages. It works as a pipe since it links two applications, in different layers, so that data can be easily transmitted;</text:span></text:p>
      <text:p text:style-name="P7"><text:span text:style-name="T1"><text:s text:c="8"/></text:span><text:span text:style-name="T45">\item</text:span><text:span text:style-name="T1"> The </text:span><text:span text:style-name="T45">\textbf</text:span><text:span text:style-name="T1">{Application} layer, where the core functionality of the program is built, with a resource for the API's in the lower level layers.</text:span></text:p>
      <text:p text:style-name="P1"><text:span text:style-name="T46">\end</text:span><text:span text:style-name="T1">{itemize}</text:span></text:p>
      <text:p text:style-name="P1"><text:span text:style-name="T1">As shown in figure </text:span><text:span text:style-name="T45">\ref</text:span><text:span text:style-name="T1">{fig:sw_arch}, the operating system layer is composed by the sensor drivers, such as the LED Failure Sensor, the Luminosity Sensor, the Motion Detector which uses </text:span><text:span text:style-name="T45">\ac</text:span><text:span text:style-name="T1">{gpio} drivers, the camera, that uses </text:span><text:span text:style-name="T45">\ac</text:span><text:span text:style-name="T1">{csi} drivers and also the Wi-Fi Communication driver. In the middleware layer are the tools needed to process the images from the camera, to multitasking, using PThreads execution model, to acquire data from sensors and to communicate via Wi-Fi with the remote server. Finally, the application layer manages the system database, as well as the </text:span><text:span text:style-name="T45">\ac</text:span><text:span text:style-name="T1">{gui}, that is the mobile application and the web site, and also all communications with the neighbor street poles.</text:span></text:p>
      <text:p text:style-name="P7"><text:span text:style-name="T46">\begin</text:span><text:span text:style-name="T1">{figure}[ht]</text:span></text:p>
      <text:p text:style-name="P7"><text:span text:style-name="T1"><text:s text:c="8"/></text:span><text:span text:style-name="T45">\centering</text:span></text:p>
      <text:p text:style-name="P7"><text:span text:style-name="T1"><text:s text:c="8"/></text:span><text:span text:style-name="T47">\includegraphics</text:span><text:span text:style-name="T1">[width=1</text:span><text:span text:style-name="T45">\textwidth</text:span><text:span text:style-name="T1">]{sw_arch}</text:span></text:p>
      <text:p text:style-name="P7"><text:span text:style-name="T1"><text:s text:c="8"/></text:span><text:span text:style-name="T45">\caption</text:span><text:span text:style-name="T1">{Software Architecture Diagram.}</text:span></text:p>
      <text:p text:style-name="P7"><text:span text:style-name="T1"><text:s text:c="8"/></text:span><text:span text:style-name="T47">\label{fig:sw_arch}</text:span></text:p>
      <text:p text:style-name="P7"><text:span text:style-name="T46">\end</text:span><text:span text:style-name="T1">{figure}</text:span></text:p>
      <text:p text:style-name="P21"/>
      <text:p text:style-name="P13">\subsection{<text:span text:style-name="T52">Database E-R Diagram</text:span>}</text:p>
      <text:p text:style-name="P19"><text:span text:style-name="T4">In the database will be stored all the information about each lamppost, its operators and parking spots. </text:span><text:span text:style-name="T5">In the figure [ref] one can see </text:span><text:span text:style-name="T6">the </text:span><text:span text:style-name="T8">\</text:span><text:span text:style-name="T6">ac{erd} tha</text:span><text:span text:style-name="T7">t</text:span><text:span text:style-name="T6"> displays the relationships between the entities, </text:span><text:span text:style-name="T7">that is the things of interest in </text:span><text:span text:style-name="T13">this</text:span><text:span text:style-name="T7"> </text:span><text:span text:style-name="T49">specific domain of knowledge. </text:span></text:p>
      <text:p text:style-name="P19"><text:span text:style-name="T50">This database has five</text:span><text:span text:style-name="T5"> entities: </text:span><text:span text:style-name="T13">l</text:span><text:span text:style-name="T24">amppost</text:span><text:span text:style-name="T25">, location, </text:span><text:span text:style-name="T26">region,</text:span><text:span text:style-name="T25"> operator and</text:span><text:span text:style-name="T34"> </text:span><text:span text:style-name="T8">park</text:span><text:span text:style-name="T16">ing_space</text:span><text:span text:style-name="T8">. </text:span><text:span text:style-name="T9">A</text:span><text:span text:style-name="T8"> light pole have a unique \ac{id}, a \ac{gps} coordinates and the status of the lamp (</text:span><text:span text:style-name="T56">light dimmed</text:span><text:span text:style-name="T8">/ </text:span><text:span text:style-name="T56">light fully </text:span><text:span text:style-name="T57">ON</text:span><text:span text:style-name="T56">/ </text:span><text:span text:style-name="T8">OFF/ broken</text:span><text:span text:style-name="T9">). </text:span><text:span text:style-name="T10">The </text:span><text:span text:style-name="T33">location</text:span><text:span text:style-name="T10"> has the </text:span><text:span text:style-name="T8">ac{gps} coordinates, </text:span><text:span text:style-name="T10">the post code associated and the street name. </text:span><text:span text:style-name="T16">A region has multiple locations associated, that are defined </text:span><text:span text:style-name="T10">by the post code. </text:span><text:span text:style-name="T16">This entity has also </text:span><text:span text:style-name="T10">information </text:span><text:span text:style-name="T16">about </text:span><text:span text:style-name="T10">parish, county, district of the specified region </text:span><text:span text:style-name="T11">and the operator responsible for the lampposts in that region</text:span><text:span text:style-name="T10">. </text:span><text:span text:style-name="T11">The entity operator has the operator \ac{id} and the operator name. </text:span><text:span text:style-name="T12">A parking spot is defined by the entity </text:span><text:span text:style-name="T32">park</text:span><text:span text:style-name="T33">ing_space</text:span><text:span text:style-name="T12"> and has the attributes \ac{id} of the park</text:span><text:span text:style-name="T15">ing</text:span><text:span text:style-name="T12"> </text:span><text:span text:style-name="T15">space</text:span><text:span text:style-name="T12">, its </text:span><text:span text:style-name="T13">\ac{gps} </text:span><text:span text:style-name="T17">coordinates</text:span><text:span text:style-name="T12">, the park</text:span><text:span text:style-name="T15">ing space</text:span><text:span text:style-name="T12"> type (normal park/ </text:span><text:span text:style-name="T14">park for disabled people</text:span><text:span text:style-name="T12">/ restrict park) and the park status (taken/ not taken). </text:span></text:p>
      <text:p text:style-name="P16"/>
      <text:p text:style-name="P11"><text:span text:style-name="T46">\begin</text:span><text:span text:style-name="T1">{figure}[ht]</text:span></text:p>
      <text:p text:style-name="P11"><text:span text:style-name="T1"><text:s text:c="8"/></text:span><text:span text:style-name="T45">\centering</text:span></text:p>
      <text:p text:style-name="P11"><text:span text:style-name="T1"><text:s text:c="8"/></text:span><text:span text:style-name="T47">\includegraphics</text:span><text:span text:style-name="T1">[width=1</text:span><text:span text:style-name="T45">\textwidth</text:span><text:span text:style-name="T1">]{DataBase}</text:span></text:p>
      <text:p text:style-name="P11"><text:span text:style-name="T1"><text:s text:c="8"/></text:span><text:span text:style-name="T45">\caption</text:span><text:span text:style-name="T1">{</text:span><text:span text:style-name="T42">Database E-R</text:span><text:span text:style-name="T1"> Diagram.}</text:span></text:p>
      <text:p text:style-name="P11"><text:span text:style-name="T1"><text:s text:c="8"/></text:span><text:span text:style-name="T47">\label{fig:</text:span><text:span text:style-name="T48">Database</text:span><text:span text:style-name="T47">}</text:span></text:p>
      <text:p text:style-name="P9"><text:span text:style-name="T46">\end</text:span><text:span text:style-name="T1">{figure}</text:span></text:p>
      <text:p text:style-name="P15"/>
      <text:p text:style-name="P17"><text:span text:style-name="T27">lamppost</text:span><text:span text:style-name="T38">(\uline{</text:span><text:span text:style-name="T39">pole_id</text:span><text:span text:style-name="T38">}, </text:span><text:span text:style-name="Source_20_Text"><text:span text:style-name="T38">\dotuline{</text:span></text:span><text:span text:style-name="Source_20_Text"><text:span text:style-name="T28">gps</text:span></text:span><text:span text:style-name="Source_20_Text"><text:span text:style-name="T38">}, </text:span></text:span><text:span text:style-name="Source_20_Text"><text:span text:style-name="T29">pole</text:span></text:span><text:span text:style-name="Source_20_Text"><text:span text:style-name="T38">_status)</text:span></text:span></text:p>
      <text:p text:style-name="P17"><text:span text:style-name="T29">location</text:span><text:span text:style-name="T38">(\uline{gps}, </text:span><text:span text:style-name="Source_20_Text"><text:span text:style-name="T38">\dotuline{</text:span></text:span><text:span text:style-name="Source_20_Text"><text:span text:style-name="T30">post_code</text:span></text:span><text:span text:style-name="Source_20_Text"><text:span text:style-name="T40">}, </text:span></text:span><text:span text:style-name="Source_20_Text"><text:span text:style-name="T38">street_name)</text:span></text:span></text:p>
      <text:p text:style-name="P18"><text:span text:style-name="Source_20_Text"><text:span text:style-name="T29">region</text:span></text:span><text:span text:style-name="Source_20_Text"><text:span text:style-name="T38">(\uline{</text:span></text:span><text:span text:style-name="Source_20_Text"><text:span text:style-name="T30">post_code</text:span></text:span><text:span text:style-name="Source_20_Text"><text:span text:style-name="T38">}, \dotuline{</text:span></text:span><text:span text:style-name="Source_20_Text"><text:span text:style-name="T28">operator</text:span></text:span><text:span text:style-name="Source_20_Text"><text:span text:style-name="T30">_</text:span></text:span><text:span text:style-name="Source_20_Text"><text:span text:style-name="T28">id</text:span></text:span><text:span text:style-name="Source_20_Text"><text:span text:style-name="T40">}, </text:span></text:span><text:span text:style-name="Source_20_Text"><text:span text:style-name="T38">parish, county, district)</text:span></text:span></text:p>
      <text:p text:style-name="P17"><text:span text:style-name="Source_20_Text"><text:span text:style-name="T30">operator</text:span></text:span><text:span text:style-name="Source_20_Text"><text:span text:style-name="T38">(\uline{</text:span></text:span><text:span text:style-name="Source_20_Text"><text:span text:style-name="T30">operator_id</text:span></text:span><text:span text:style-name="Source_20_Text"><text:span text:style-name="T38">}, </text:span></text:span><text:span text:style-name="Source_20_Text"><text:span text:style-name="T28">operator</text:span></text:span><text:span text:style-name="Source_20_Text"><text:span text:style-name="T38">_</text:span></text:span><text:span text:style-name="Source_20_Text"><text:span text:style-name="T39">name</text:span></text:span><text:span text:style-name="Source_20_Text"><text:span text:style-name="T38">)</text:span></text:span></text:p>
      <text:p text:style-name="P18"><text:span text:style-name="Source_20_Text"><text:span text:style-name="T28">park</text:span></text:span><text:span text:style-name="Source_20_Text"><text:span text:style-name="T31">ing_space</text:span></text:span><text:span text:style-name="Source_20_Text"><text:span text:style-name="T38">(\uline{</text:span></text:span><text:span text:style-name="Source_20_Text"><text:span text:style-name="T39">p</text:span></text:span><text:span text:style-name="Source_20_Text"><text:span text:style-name="T28">ark_id</text:span></text:span><text:span text:style-name="Source_20_Text"><text:span text:style-name="T38">}, \dotuline{</text:span></text:span><text:span text:style-name="Source_20_Text"><text:span text:style-name="T39">g</text:span></text:span><text:span text:style-name="Source_20_Text"><text:span text:style-name="T28">ps</text:span></text:span><text:span text:style-name="Source_20_Text"><text:span text:style-name="T40">}, </text:span></text:span><text:span text:style-name="Source_20_Text"><text:span text:style-name="T28">park_type</text:span></text:span><text:span text:style-name="Source_20_Text"><text:span text:style-name="T38">, </text:span></text:span><text:span text:style-name="Source_20_Text"><text:span text:style-name="T28">park_status</text:span></text:span><text:span text:style-name="Source_20_Text"><text:span text:style-name="T38">)</text:span></text:span></text:p>
      <text:p text:style-name="P20"/>
      <text:p text:style-name="P10"><text:span text:style-name="Source_20_Text"><text:span text:style-name="T43"/></text:span></text:p>
      <text:p text:style-name="P24"><text:span text:style-name="Source_20_Text"><text:span text:style-name="T41">\usepackage[normalem]{ulem} % [normalem] prevents the package from changing the default behavior of `\emph` to underline.</text:span></text:span></text:p>
      <text:p text:style-name="P9"><text:span text:style-name="Source_20_Text"><text:span text:style-name="T44"/></text:span></text:p>
      <text:p text:style-name="P22"><text:span text:style-name="Source_20_Tex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1T18:36:41.433858399</meta:creation-date>
    <dc:date>2021-11-23T15:49:29.761929688</dc:date>
    <meta:editing-duration>PT38M24S</meta:editing-duration>
    <meta:editing-cycles>5</meta:editing-cycles>
    <meta:generator>LibreOffice/6.4.7.2$Linux_X86_64 LibreOffice_project/40$Build-2</meta:generator>
    <meta:document-statistic meta:table-count="0" meta:image-count="0" meta:object-count="0" meta:page-count="3" meta:paragraph-count="91" meta:word-count="1140" meta:character-count="8396" meta:non-whitespace-character-count="6977"/>
  </office:meta>
</office:document-meta>
</file>